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eb5" officeooo:paragraph-rsid="001e4eb5"/>
    </style:style>
    <style:style style:name="P2" style:family="paragraph" style:parent-style-name="Standard" style:list-style-name="L1">
      <style:text-properties officeooo:rsid="001e4eb5" officeooo:paragraph-rsid="001e4eb5"/>
    </style:style>
    <style:style style:name="P3" style:family="paragraph" style:parent-style-name="Standard" style:list-style-name="L2">
      <style:text-properties officeooo:rsid="001e4eb5" officeooo:paragraph-rsid="001e4eb5"/>
    </style:style>
    <style:style style:name="P4" style:family="paragraph" style:parent-style-name="Standard" style:list-style-name="L2">
      <style:text-properties officeooo:rsid="001e4eb5" officeooo:paragraph-rsid="001f6ec4"/>
    </style:style>
    <style:style style:name="P5" style:family="paragraph" style:parent-style-name="Standard" style:list-style-name="L2">
      <style:text-properties officeooo:rsid="001f6ec4" officeooo:paragraph-rsid="001f6ec4"/>
    </style:style>
    <style:style style:name="P6" style:family="paragraph" style:parent-style-name="Standard">
      <style:text-properties officeooo:rsid="001f6ec4" officeooo:paragraph-rsid="001f6ec4"/>
    </style:style>
    <style:style style:name="P7" style:family="paragraph" style:parent-style-name="Standard" style:list-style-name="L4">
      <style:text-properties officeooo:rsid="001f6ec4" officeooo:paragraph-rsid="001f6ec4"/>
    </style:style>
    <style:style style:name="P8" style:family="paragraph" style:parent-style-name="Standard" style:list-style-name="L1">
      <style:text-properties officeooo:rsid="001fd544" officeooo:paragraph-rsid="001fd544"/>
    </style:style>
    <style:style style:name="P9" style:family="paragraph" style:parent-style-name="Standard" style:list-style-name="L1">
      <style:text-properties officeooo:rsid="002014e1" officeooo:paragraph-rsid="002014e1"/>
    </style:style>
    <style:style style:name="T1" style:family="text">
      <style:text-properties officeooo:rsid="001f6ec4"/>
    </style:style>
    <style:style style:name="T2" style:family="text">
      <style:text-properties officeooo:rsid="001fd544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de progra.</text:p>
      <text:list xml:id="list4800847415316989961" text:style-name="L1">
        <text:list-item>
          <text:p text:style-name="P2">Repo/Fork/linea de comandos</text:p>
        </text:list-item>
        <text:list-item>
          <text:p text:style-name="P8">Diseño</text:p>
        </text:list-item>
        <text:list-item>
          <text:p text:style-name="P9">Req. Funcionales.</text:p>
        </text:list-item>
        <text:list-item>
          <text:p text:style-name="P2">JavaDoc <text:s/><text:span text:style-name="T2">(Eng)</text:span></text:p>
        </text:list-item>
      </text:list>
      <text:p text:style-name="P1"><text:tab/><text:tab/>Descripcion de la clase.</text:p>
      <text:p text:style-name="P1"><text:tab/><text:tab/>Descripcion de metodos.</text:p>
      <text:p text:style-name="P1"><text:tab/><text:tab/>@param</text:p>
      <text:p text:style-name="P1"><text:tab/><text:tab/>@return</text:p>
      <text:list xml:id="list7131196267521593989" text:style-name="L2">
        <text:list-item>
          <text:p text:style-name="P3">Bank/Customer/<text:span text:style-name="T2">Account(type)</text:span></text:p>
          <text:list>
            <text:list-item>
              <text:p text:style-name="P3">Crud</text:p>
            </text:list-item>
          </text:list>
        </text:list-item>
        <text:list-item>
          <text:p text:style-name="P3">Customer ←→Account</text:p>
          <text:list>
            <text:list-header>
              <text:p text:style-name="P4">*{Debit, Credit} <text:span text:style-name="T1">Require Num.</text:span></text:p>
            </text:list-header>
            <text:list-item>
              <text:p text:style-name="P4"><text:span text:style-name="T1">Max Limit</text:span><text:tab/></text:p>
            </text:list-item>
          </text:list>
        </text:list-item>
        <text:list-item>
          <text:p text:style-name="P5">Transfer My Accounts → Credit/Debit</text:p>
        </text:list-item>
        <text:list-item>
          <text:p text:style-name="P5">Transfer</text:p>
          <text:list>
            <text:list-item>
              <text:p text:style-name="P5">Third Party (needs: Clabe(debit) <text:span text:style-name="T2">or Phone</text:span>)</text:p>
            </text:list-item>
          </text:list>
        </text:list-item>
      </text:list>
      <text:p text:style-name="P6"/>
      <text:p text:style-name="P6">Opcional:</text:p>
      <text:list xml:id="list2676619804213499835" text:style-name="L4">
        <text:list-item>
          <text:p text:style-name="P7">Hacer varios Banc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2:14:00.102710049</meta:creation-date>
    <dc:date>2017-09-13T12:51:34.262021336</dc:date>
    <meta:editing-duration>PT6M13S</meta:editing-duration>
    <meta:editing-cycles>1</meta:editing-cycles>
    <meta:document-statistic meta:table-count="0" meta:image-count="0" meta:object-count="0" meta:page-count="1" meta:paragraph-count="19" meta:word-count="59" meta:character-count="362" meta:non-whitespace-character-count="325"/>
    <meta:generator>LibreOffice/5.1.6.2$Linux_X86_64 LibreOffice_project/10m0$Build-2</meta:generator>
  </office:meta>
</office:document-meta>
</file>